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2" style:family="paragraph" style:parent-style-name="Standard">
      <style:paragraph-properties fo:margin-top="0in" fo:margin-bottom="0in" fo:line-height="100%" fo:text-align="start" style:justify-single-word="false"/>
    </style:style>
    <style:style style:name="P3" style:family="paragraph" style:parent-style-name="Standard">
      <style:text-properties style:font-name="Georgia" fo:font-size="10.5pt" style:font-size-asian="10.5pt"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6"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8"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3b3d4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3" style:family="text">
      <style:text-properties fo:font-variant="normal" fo:text-transform="none" fo:color="#3b3d40" fo:letter-spacing="normal" fo:language="zxx" fo:country="none" fo:font-style="normal" fo:font-weight="normal" style:font-name-asian="Georgia" style:language-asian="zxx" style:country-asian="none" style:font-name-complex="Georgia" style:language-complex="zxx" style:country-complex="none"/>
    </style:style>
    <style:style style:name="T4" style:family="text">
      <style:text-properties fo:color="#000000"/>
    </style:style>
    <style:style style:name="T5"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6" style:family="text">
      <style:text-properties fo:color="#000000" style:font-name="Georgia" fo:font-size="10.5pt" fo:language="zxx" fo:country="none" fo:font-style="italic"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7" style:family="text">
      <style:text-properties fo:color="#000000" style:font-name="Georgia" fo:font-size="10.5pt" fo:language="zxx" fo:country="none"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8"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9" style:family="text">
      <style:text-properties style:font-name="Georgia" fo:language="zxx" fo:country="none" style:font-name-asian="Georgia" style:language-asian="zxx" style:country-asian="none" style:font-name-complex="Georgia" style:language-complex="zxx" style:country-complex="none"/>
    </style:style>
    <style:style style:name="T10" style:family="text">
      <style:text-properties fo:color="#545454"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1" style:family="text">
      <style:text-properties fo:color="#545454"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2" style:family="text">
      <style:text-properties fo:language="zxx" fo:country="none" style:font-name-asian="Georgia" style:language-asian="zxx" style:country-asian="none" style:font-name-complex="Georgia" style:language-complex="zxx" style:country-complex="none"/>
    </style:style>
    <style:style style:name="T13"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hy God Asks Us to do Hard Things</text:span> </text:p>
      <text:p text:style-name="P3"><text:span text:style-name="T1">Read:</text:span> Genesis 22:1-<text:span text:style-name="T4">14</text:span></text:p>
      <text:p text:style-name="P3"><text:span text:style-name="T1">Text:</text:span> Genesis 22:1 “ <text:span text:style-name="T3">And it came to pass after these things, that God did tempt Abraham...”</text:span></text:p>
      <text:p text:style-name="P1"><text:span text:style-name="T1">Introduction:</text:span> This story used to bother me. Several things stood out and were hard to understand or explain. First was the idea that God was tempting a man to kill his son; second was the idea that God didn't seem to know how Abraham would respond to what He was told to do; third was the idea that Abraham only had one son when we know he had two;</text:p>
      <text:p text:style-name="P1">then there was the idea of killing one's son to please God. This all seems more like paganism than Godliness.</text:p>
      <text:p text:style-name="P1"/>
      <text:p text:style-name="P1"><text:span text:style-name="T1">I. A tempting &amp; a knowing God:</text:span> The translators did not get this word wrong when they translated the word “tempt” however they also understood a much broader definition of the word includes the thought of proving, to the world, what God already knew. God already knew how Abraham would respond to Him but the world in which he lived was disbelieving. God's desire was to show a picture of His future plan for the salvation of the world while demonstrating Abraham's total commitment to following the plan of God. <text:s/>Up till this point Abraham talked a lot about God. Perhaps you could say that he boasted about his close relationship with the God of the universe. From this day forward Abraham, Isaac, Sarah, and everyone who knew Abraham knew that his love for God was greater then his love for anyone or anything else. </text:p>
      <text:p text:style-name="P1"/>
      <text:p text:style-name="P1"><text:span text:style-name="T1">II. A God who can count:</text:span> When God says in verse 2: “... <text:span text:style-name="T12">Take now thy son, thine only </text:span><text:span text:style-name="T11">son</text:span><text:span text:style-name="T12"> Isaac, whom thou lovest...” It makes yhou wonder if God is forgetful. What about Ishmael? Surely God knew about Ishmael. He had made some significant promises to Hagar concerning Ishmael. Why does God seem to ignore Ishmael?</text:span></text:p>
      <text:p text:style-name="P5"><text:s text:c="2"/>Ishmael was the child who was concieved in direct disobedience to God. He was the son that resulted from Abraham trying to get God's result from a carnal method. He was trying to help God out when he should have stood on the promise of God and waited patiently for God's timing.</text:p>
      <text:p text:style-name="P5"><text:s text:c="2"/>God does not recognize the pitiful means and results that we engender doing things our way.</text:p>
      <text:p text:style-name="P2"><text:span text:style-name="T2"><text:s text:c="2"/>Paul addresses this in Romans 9:7-9 “</text:span><text:span text:style-name="T8">Neither, because they are the seed of Abraham, </text:span><text:span text:style-name="T10">are they</text:span><text:span text:style-name="T8"> all children: but, In Isaac shall thy seed be called. That is, They which are the children of the flesh, these </text:span><text:span text:style-name="T10">are</text:span><text:span text:style-name="T8"> not the child-ren of God: but the children of the promise are counted for the seed. For this </text:span><text:span text:style-name="T10">is</text:span><text:span text:style-name="T8"> the word of promise, At this time will I come, and Sara shall have a son.” God loved Hagar. God loved Ishmael. They were not part of the <text:s/>promise that God gave to Abraham. <text:s/>Far too often you and I try to get God's blessing on our plans instead of simply following His plan which is already blessed.</text:span></text:p>
      <text:p text:style-name="P5"/>
      <text:p text:style-name="P1"><text:span text:style-name="T13">III. A Killer God:</text:span><text:span text:style-name="T12"> God concludes His directive to Abraham with the following words: “...offer him [Isaac] there for a burnt offering upon one of the mountains which I will tell thee of.” </text:span></text:p>
      <text:p text:style-name="P2"><text:span text:style-name="T2"><text:s text:c="2"/>Sometimes the scripture's directives are harsh in their wording and at first glance seem to contradict other scripture. In </text:span><text:span text:style-name="T5">Luke 14:26 &amp; 27 Jesus says: “If any </text:span><text:span text:style-name="T6">man</text:span><text:span text:style-name="T5"> come to me, and hate not his father, and mother, and wife, and children, and brethren, and sisters, yea, and his own life also, he cannot be my disciple. And whosoever doth not bear his cross, and come after me, cannot be my disciple.” Seems kind of harsh doesn't it? Isn't their a commandment to love each other? Is Jesus really telling us to not love our families? Of course not! He is telling us that our love for God should be so great that our love for our dearest family would seem like hate. It is not a command to love our family less but rather a command to love God more. And then the verse about the cross...</text:span></text:p>
      <text:p text:style-name="P2"><text:span text:style-name="T5"><text:s text:c="2"/>When God tells Abraham to slay his son, it was never God's intention for the knife in Abraham's hand to cause Isaac's death. It was God's intention to show tnhe world the committment that Abraham had to God and also to demonstrate that we can never personally atone for ourt own sins (no matter how great a sacrifice that we make) but we all need the lamb provided by God Himself. </text:span></text:p>
      <text:p text:style-name="P2"><text:span text:style-name="T5"/></text:p>
      <text:p text:style-name="P2"><text:span text:style-name="T7">Conclude:</text:span><text:span text:style-name="T5"> So, why does God ask us to do hard things? Because God is interested in preparing us for greatness in His Kingdom. The immediate effect of the event may elude us but later we will be able to see the purpose of God working in our lives. Perhaps we will even have an Ah Ha moment. It may be that we will have to wait until we see Jesus to under-stand it but it is safe to say that nothing in our life is without meaning and as a Christian there is a purpose to all that God allows. </text:span></text:p>
      <text:p text:style-name="P2"><text:span text:style-name="T7">Illustrate:</text:span><text:span text:style-name="T5"> Dad goes to meet plane bringing his son home from Viet Nam. Plane crashes with total loss of life...Phone call for dad at the airline desk. Soldier son missed the flight.</text:span></text:p>
      <text:p text:style-name="P2"><text:span text:style-name="T5"><text:s text:c="2"/>Every missed flight, every slow driver ahead, every irritating boss or co-worker...every hard task is a gift from God. </text:span></text:p>
      <text:p text:style-name="P7"/>
      <text:p text:style-name="P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21</meta:editing-cycles>
    <meta:creation-date>2014-03-28T17:34:00</meta:creation-date>
    <dc:date>2020-09-26T20:12:24.53</dc:date>
    <meta:editing-duration>P3DT8H33M1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6" meta:word-count="905" meta:character-count="48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